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333333" draw:marker-start-width="0.252cm" draw:marker-end-width="0.252cm" draw:fill-color="#eeeeee" draw:textarea-horizontal-align="justify" draw:textarea-vertical-align="middle" draw:auto-grow-height="false" fo:min-height="0.986cm" fo:min-width="2.641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2" xml:id="id1" draw:id="id1" draw:layer="layout" svg:width="3.175cm" svg:height="1.27cm" svg:x="3.81cm" svg:y="5.715cm">
          <text:p text:style-name="P1"><text:span text:style-name="T1">Christian</text:span></text:p>
          <text:p text:style-name="P1"><text:span text:style-name="T1">Ba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85cm" svg:y1="6.35cm" svg:x2="8.89cm" svg:y2="6.35cm" draw:start-shape="id1" draw:start-glue-point="1" draw:end-shape="id2" draw:end-glue-point="3" svg:d="M6985 6350h1905" svg:viewBox="0 0 1906 1">
          <text:p/>
        </draw:connector>
        <draw:frame presentation:style-name="pr1" draw:text-style-name="P4" draw:layer="layout" svg:width="25.199cm" svg:height="1.277cm" svg:x="1.4cm" svg:y="0.628cm" presentation:class="title" presentation:user-transformed="true">
          <draw:text-box>
            <text:p><text:span text:style-name="T2">Graphe des acteurs des films de Christopher Nolan</text:span></text:p>
          </draw:text-box>
        </draw:frame>
        <draw:custom-shape draw:style-name="gr1" draw:text-style-name="P2" xml:id="id2" draw:id="id2" draw:layer="layout" svg:width="3.175cm" svg:height="1.27cm" svg:x="8.89cm" svg:y="5.715cm">
          <text:p text:style-name="P1"><text:span text:style-name="T1">Michael</text:span></text:p>
          <text:p text:style-name="P1"><text:span text:style-name="T1">Ca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1.27cm" svg:x="8.89cm" svg:y="8.255cm">
          <text:p text:style-name="P1"><text:span text:style-name="T1">Anne</text:span></text:p>
          <text:p text:style-name="P1"><text:span text:style-name="T1">Hathawa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477cm" svg:y1="8.255cm" svg:x2="10.477cm" svg:y2="6.985cm" draw:start-shape="id3" draw:start-glue-point="0" draw:end-shape="id2" draw:end-glue-point="2" svg:d="M10477 8255v-1270" svg:viewBox="0 0 1 127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6:09:54.558217455</meta:creation-date>
    <dc:date>2024-02-08T08:24:06.003210839</dc:date>
    <meta:editing-duration>PT4H52M9S</meta:editing-duration>
    <meta:editing-cycles>5</meta:editing-cycles>
    <meta:generator>LibreOffice/7.5.2.2$MacOSX_AARCH64 LibreOffice_project/53bb9681a964705cf672590721dbc85eb4d0c3a2</meta:generator>
    <meta:document-statistic meta:object-count="29"/>
  </office:meta>
</office:document-meta>
</file>